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5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Excel_20_Built-in_20_Comma" style:data-style-name="N115">
      <style:table-cell-properties fo:border-bottom="0.74pt solid #000000" fo:background-color="#ccccff" style:cell-protect="protected" style:print-content="tru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6_0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mbarazadas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No embarazadas</text:p>
          </table:table-cell>
          <table:table-cell office:value-type="float" office:value="21.4" calcext:value-type="float">
            <text:p>21.4</text:p>
          </table:table-cell>
        </table:table-row>
      </table:table>
      <table:table table:name="6_0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string" calcext:value-type="string">
            <text:p>Sobre peso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Obesidad</text:p>
          </table:table-cell>
          <table:table-cell office:value-type="float" office:value="15.4" calcext:value-type="float">
            <text:p>15.4</text:p>
          </table:table-cell>
        </table:table-row>
      </table:table>
      <table:table table:name="6_03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Rural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0.5" calcext:value-type="float">
            <text:p>40.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obre peso</text:p>
          </table:table-cell>
          <table:table-cell office:value-type="float" office:value="37.5" calcext:value-type="float">
            <text:p>37.5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Obesidad</text:p>
          </table:table-cell>
          <table:table-cell office:value-type="float" office:value="20.3" calcext:value-type="float">
            <text:p>20.3</text:p>
          </table:table-cell>
          <table:table-cell office:value-type="float" office:value="12.1" calcext:value-type="float">
            <text:p>12.1</text:p>
          </table:table-cell>
        </table:table-row>
      </table:table>
      <table:table table:name="6_0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rbana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147.1" calcext:value-type="float">
            <text:p>147.1</text:p>
          </table:table-cell>
        </table:table-row>
      </table:table>
      <table:table table:name="6_0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vera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3.1" calcext:value-type="float">
            <text:p>13.1</text:p>
          </table:table-cell>
        </table:table-row>
      </table:table>
      <table:table table:name="6_0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vera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.4" calcext:value-type="float">
            <text:p>1.4</text:p>
          </table:table-cell>
        </table:table-row>
      </table:table>
      <table:table table:name="6_0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vera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9.8" calcext:value-type="float">
            <text:p>49.8</text:p>
          </table:table-cell>
        </table:table-row>
      </table:table>
      <table:table table:name="6_0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Urbana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48.6" calcext:value-type="float">
            <text:p>48.6</text:p>
          </table:table-cell>
        </table:table-row>
      </table:table>
      <table:table table:name="6_09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<text:s/>40.7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7.8" calcext:value-type="float">
            <text:p><text:s/>37.8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.2" calcext:value-type="float">
            <text:p><text:s/>54.2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3.5" calcext:value-type="float">
            <text:p><text:s/>53.5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2" calcext:value-type="float">
            <text:p><text:s/>50.2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51.4" calcext:value-type="float">
            <text:p><text:s/>51.4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<text:s/>56.1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62.2" calcext:value-type="float">
            <text:p><text:s/>62.2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2" calcext:value-type="float">
            <text:p><text:s/>40.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37.7" calcext:value-type="float">
            <text:p><text:s/>37.7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.3" calcext:value-type="float">
            <text:p><text:s/>45.3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52.6" calcext:value-type="float">
            <text:p><text:s/>52.6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.7" calcext:value-type="float">
            <text:p><text:s/>47.7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47.4" calcext:value-type="float">
            <text:p><text:s/>47.4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.8" calcext:value-type="float">
            <text:p><text:s/>49.8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46.1" calcext:value-type="float">
            <text:p><text:s/>46.1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.5" calcext:value-type="float">
            <text:p><text:s/>48.5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53" calcext:value-type="float">
            <text:p><text:s/>53.0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7" calcext:value-type="float">
            <text:p><text:s/>53.7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55.5" calcext:value-type="float">
            <text:p><text:s/>55.5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.9" calcext:value-type="float">
            <text:p><text:s/>43.9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50.3" calcext:value-type="float">
            <text:p><text:s/>50.3 </text:p>
          </table:table-cell>
        </table:table-row>
      </table:table>
      <table:table table:name="6_04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nos de 2.5 Kg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2.5 Kg o más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No sabe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3" loext:min-decimal-places="3" number:min-integer-digits="1"/>
    </number:number-style>
    <number:number-style style:name="N11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1" loext:min-decimal-places="1" number:min-integer-digits="1" number:grouping="true"/>
    </number:number-style>
    <number:number-style style:name="N117">
      <number:number number:decimal-places="1" loext:min-decimal-places="1" number:min-integer-digits="1"/>
    </number:number-style>
    <number:number-style style:name="N118">
      <number:text>Q</number:text>
      <number:number number:decimal-places="2" loext:min-decimal-places="2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0107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GT"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GT">
      <number:text>Q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GT">
      <style:text-properties fo:color="#ff0000"/>
      <number:text>(Q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GT"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GT">
      <number:text>Q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GT">
      <style:text-properties fo:color="#ff0000"/>
      <number:text>(Q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GT">
      <number:day number:style="long"/>
      <number:text>-</number:text>
      <number:month number:textual="true"/>
    </number:date-style>
    <number:date-style style:name="N10113" number:language="es" number:country="GT">
      <number:month number:textual="true"/>
      <number:text>-</number:text>
      <number:year/>
    </number:date-style>
    <number:date-style style:name="N10114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5" number:language="es" number:country="GT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GT">
      <number:number number:decimal-places="0" loext:min-decimal-places="0" number:min-integer-digits="1" number:grouping="true"/>
      <number:text> </number:text>
    </number:number-style>
    <number:number-style style:name="N10116" number:language="es" number:country="GT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7" number:language="es" number:country="GT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GT">
      <number:number number:decimal-places="2" loext:min-decimal-places="2" number:min-integer-digits="1" number:grouping="true"/>
      <number:text> </number:text>
    </number:number-style>
    <number:number-style style:name="N10118" number:language="es" number:country="GT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G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GT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GT">
      <loext:text> </loext:text>
      <loext:fill-character> </loext:fill-character>
      <number:text>- </number:text>
    </number:number-style>
    <number:text-style style:name="N10119" number:language="es" number:country="G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GT">
      <loext:text> Q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GT">
      <loext:text> Q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GT">
      <loext:text> Q</loext:text>
      <loext:fill-character> </loext:fill-character>
      <number:text>- </number:text>
    </number:number-style>
    <number:text-style style:name="N10120" number:language="es" number:country="G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GT">
      <loext:text> Q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GT">
      <loext:text> Q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GT">
      <loext:text> Q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G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50:53.818522600</meta:creation-date>
    <dc:date>2016-03-02T23:13:53.348567307</dc:date>
    <meta:editing-duration>PT12M44S</meta:editing-duration>
    <meta:editing-cycles>7</meta:editing-cycles>
    <meta:generator>LibreOffice/5.1.0.3$Linux_X86_64 LibreOffice_project/10m0$Build-3</meta:generator>
    <meta:document-statistic meta:table-count="10" meta:cell-count="117" meta:object-count="0"/>
  </office:meta>
</office:document-meta>
</file>